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11.223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notes">
      <style:graphic-properties draw:fill-color="#ffffff" fo:min-height="13.364cm"/>
      <style:paragraph-properties style:writing-mode="lr-tb"/>
    </style:style>
    <style:style style:name="pr8" style:family="presentation" style:parent-style-name="Lights1-outline1" style:list-style-name="L3">
      <style:graphic-properties fo:min-height="12.737cm"/>
      <style:paragraph-properties style:writing-mode="lr-tb"/>
    </style:style>
    <style:style style:name="pr9" style:family="presentation" style:parent-style-name="Lights1-outline1" style:list-style-name="L3">
      <style:graphic-properties fo:min-height="12.737cm"/>
      <style:paragraph-properties style:writing-mode="lr-tb"/>
    </style:style>
    <style:style style:name="pr10" style:family="presentation" style:parent-style-name="Lights1-outline1" style:list-style-name="L3">
      <style:graphic-properties fo:min-height="12.737cm"/>
      <style:paragraph-properties style:writing-mode="lr-tb"/>
    </style:style>
    <style:style style:name="pr11" style:family="presentation" style:parent-style-name="Lights1-outline1" style:list-style-name="L3">
      <style:graphic-properties fo:min-height="12.737cm"/>
      <style:paragraph-properties style:writing-mode="lr-tb"/>
    </style:style>
    <style:style style:name="pr12" style:family="presentation" style:parent-style-name="Lights1-outline1" style:list-style-name="L3">
      <style:graphic-properties fo:min-height="12.737cm"/>
      <style:paragraph-properties style:writing-mode="lr-tb"/>
    </style:style>
    <style:style style:name="pr13" style:family="presentation" style:parent-style-name="Lights2-title">
      <style:graphic-properties fo:min-height="2.906cm"/>
      <style:paragraph-properties style:writing-mode="lr-tb"/>
    </style:style>
    <style:style style:name="pr14" style:family="presentation" style:parent-style-name="Lights2-outline1">
      <style:graphic-properties fo:min-height="11.95cm"/>
      <style:paragraph-properties style:writing-mode="lr-tb"/>
    </style:style>
    <style:style style:name="pr15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6" style:family="presentation" style:parent-style-name="Lights2-notes">
      <style:graphic-properties draw:fill-color="#ffffff" fo:min-height="13.364cm"/>
      <style:paragraph-properties style:writing-mode="lr-tb"/>
    </style:style>
    <style:style style:name="pr17" style:family="presentation" style:parent-style-name="Lights2-outline1" style:list-style-name="L3">
      <style:graphic-properties fo:min-height="11.95cm"/>
      <style:paragraph-properties style:writing-mode="lr-tb"/>
    </style:style>
    <style:style style:name="pr18" style:family="presentation" style:parent-style-name="Lights2-outline1" style:list-style-name="L3">
      <style:graphic-properties fo:min-height="11.95cm"/>
      <style:paragraph-properties style:writing-mode="lr-tb"/>
    </style:style>
    <style:style style:name="pr19" style:family="presentation" style:parent-style-name="Lights2-outline1" style:list-style-name="L3">
      <style:graphic-properties fo:min-height="11.9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line-height="100%"/>
    </style:style>
    <style:style style:name="P7" style:family="paragraph">
      <style:paragraph-properties fo:margin-left="0cm" fo:margin-right="0cm" fo:margin-top="0cm" fo:margin-bottom="0.499cm" fo:line-height="100%" fo:text-indent="0cm"/>
    </style:style>
    <style:style style:name="P8" style:family="paragraph">
      <style:paragraph-properties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499cm" fo:text-indent="0cm"/>
    </style:style>
    <style:style style:name="P11" style:family="paragraph">
      <style:text-properties fo:hyphenate="false" loext:hyphenation-no-caps="false"/>
    </style:style>
    <style:style style:name="P12" style:family="paragraph">
      <style:paragraph-properties style:writing-mode="lr-tb"/>
      <style:text-properties fo:color="#000000" fo:hyphenate="false" loext:hyphenation-no-caps="false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line-height="100%"/>
      <style:text-properties fo:hyphenate="false" loext:hyphenation-no-caps="false"/>
    </style:style>
    <style:style style:name="P15" style:family="paragraph">
      <style:paragraph-properties fo:line-height="100%" style:writing-mode="lr-tb"/>
      <style:text-properties fo:color="#000000" fo:font-size="14pt" style:font-size-asian="14pt" style:font-size-complex="14pt" fo:hyphenate="false" loext:hyphenation-no-caps="fals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00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color="#000000" fo:font-size="16pt" style:font-size-asian="16pt" style:font-size-complex="16pt"/>
    </style:style>
    <style:style style:name="T5" style:family="text">
      <style:text-properties fo:color="#000000" fo:font-size="28pt" style:font-size-asian="28pt" style:font-size-complex="28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color="#000000" style:font-name="FreeMono"/>
    </style:style>
    <style:style style:name="T8" style:family="text">
      <style:text-properties fo:color="#000000" fo:font-size="26pt" style:font-size-asian="26pt" style:font-size-complex="2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3.048cm" presentation:class="title" presentation:user-transformed="true">
          <draw:text-box>
            <text:p>An Overview of Txtzyme and SIMPL</text:p>
          </draw:text-box>
        </draw:frame>
        <draw:frame presentation:style-name="pr2" draw:text-style-name="P3" draw:layer="layout" svg:width="25.199cm" svg:height="11.223cm" svg:x="1.4cm" svg:y="6.555cm" presentation:class="subtitle" presentation:user-transformed="true">
          <draw:text-box>
            <text:p text:style-name="P2"><text:span text:style-name="T1">* Ward Cunningham’s Txtzyme language</text:span></text:p>
            <text:p text:style-name="P2"><text:span text:style-name="T1">* Ken Boak’s SIMPL language</text:span></text:p>
            <text:p text:style-name="P2"><text:span text:style-name="T1">* How they can be used to command small microcontrollers and other remote devices</text:span></text:p>
            <text:p text:style-name="P2"><text:span text:style-name="T1">* Potential applications of these techniques</text:span></text:p>
            <text:p text:style-name="P2"/>
            <text:p text:style-name="P2"><text:span text:style-name="T1">John Roberts (jwr39 @ aol.com)</text:span></text:p>
            <text:p text:style-name="P2"><text:span text:style-name="T1">OISF Meeting 9 Dec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p text:style-name="P5">How did I find Txtzyme and SIMPL?</text:p>
          </draw:text-box>
        </draw:frame>
        <draw:frame presentation:style-name="pr5" draw:text-style-name="P1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2">Researching hobbyist FPGA boards</text:span></text:p>
              </text:list-item>
              <text:list-item>
                <text:p><text:span text:style-name="T2">Discovered MyStorm board by Alan Wood (folknology) and Ken Boak (monsonite)</text:span></text:p>
              </text:list-item>
              <text:list-item>
                <text:p><text:span text:style-name="T2">Reading their blogs, Ken had 2013-era postings on SIMPL and Txtzyme </text:span></text:p>
              </text:list-item>
              <text:list-item>
                <text:p text:style-name="P6"><text:span text:style-name="T3"><text:a xlink:href="https://sustburbia.blogspot.com/2013/05/txtzyme-minimal-interpreter-and.html" xlink:type="simple">https://sustburbia.blogspot.com/2013/05/txtzyme-minimal-interpreter-and.html</text:a></text:span></text:p>
              </text:list-item>
              <text:list-item>
                <text:p text:style-name="P6"><text:span text:style-name="T3"><text:a xlink:href="https://sustburbia.blogspot.com/2013/05/more-thoughts-on-txtzyme-and-musical.html" xlink:type="simple">https://sustburbia.blogspot.com/2013/05/more-thoughts-on-txtzyme-and-musical.html</text:a></text:span></text:p>
              </text:list-item>
              <text:list-item>
                <text:p text:style-name="P6"><text:span text:style-name="T3">https://sustburbia.blogspot.com/2013/05/simpl-simple-programming-language-based.html</text:span></text:p>
              </text:list-item>
              <text:list-item>
                <text:p text:style-name="P6"><text:span text:style-name="T3"><text:a xlink:href="https://sustburbia.blogspot.com/2016/03/simpl-for-beginners-part-1.html" xlink:type="simple">https://sustburbia.blogspot.com/2016/03/simpl-for-beginners-part-1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Ken Boak’s Description of Txtzyme</text:p>
          </draw:text-box>
        </draw:frame>
        <draw:frame presentation:style-name="pr5" draw:text-style-name="P1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2">“</text:span><text:span text:style-name="T2">Imagine a very simple programming language which could run on any microcontroller with the minimum of on chip resources. A language that could invoke complex instructions and one that could be used to exercise the basic I/O functions of the microcontroller with a simple serial command interface.”</text:span></text:p>
                <text:p><text:span text:style-name="T2"/></text:p>
              </text:list-item>
              <text:list-item>
                <text:p text:style-name="P7"><text:span text:style-name="T3"><text:a xlink:href="https://sustburbia.blogspot.com/2013/05/txtzyme-minimal-interpreter-and.html" xlink:type="simple">https://sustburbia.blogspot.com/2013/05/txtzyme-minimal-interpreter-and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p text:style-name="P5">Original Txtzyme Commands</text:p>
          </draw:text-box>
        </draw:frame>
        <draw:frame presentation:style-name="pr5" draw:text-style-name="P8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2">a-f <text:s text:c="5"/>Select an I/O port</text:span></text:p>
              </text:list-item>
              <text:list-item>
                <text:p><text:span text:style-name="T2">h <text:s text:c="7"/>help - a summary of commands</text:span></text:p>
              </text:list-item>
              <text:list-item>
                <text:p><text:span text:style-name="T2">i <text:s text:c="8"/>input</text:span></text:p>
              </text:list-item>
              <text:list-item>
                <text:p><text:span text:style-name="T2">k <text:s text:c="7"/>a loop counter - which decrements each time around the loop <text:s/>see {}</text:span></text:p>
              </text:list-item>
              <text:list-item>
                <text:p><text:span text:style-name="T2">m <text:s text:c="6"/>millisecond delay</text:span></text:p>
              </text:list-item>
              <text:list-item>
                <text:p><text:span text:style-name="T2">o <text:s text:c="6"/>output</text:span></text:p>
              </text:list-item>
              <text:list-item>
                <text:p><text:span text:style-name="T2">p <text:s text:c="6"/>print the value of variable x followed by carriage return/line feed</text:span></text:p>
              </text:list-item>
              <text:list-item>
                <text:p><text:span text:style-name="T2">s <text:s text:c="6"/>sample an ADC channel</text:span></text:p>
              </text:list-item>
              <text:list-item>
                <text:p><text:span text:style-name="T2">u <text:s text:c="6"/>microsecond delay</text:span></text:p>
              </text:list-item>
              <text:list-item>
                <text:p><text:span text:style-name="T2">x <text:s text:c="6"/>a 16 bit integer variable</text:span></text:p>
              </text:list-item>
              <text:list-item>
                <text:p><text:span text:style-name="T2">{} <text:s text:c="4"/>code between these braces is repeated as a loop</text:span></text:p>
              </text:list-item>
              <text:list-item>
                <text:p><text:span text:style-name="T2">_ _ <text:s text:c="3"/>characters between the underscores are printed to the termin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Ken Boak’s SIMPL</text:p>
          </draw:text-box>
        </draw:frame>
        <draw:frame presentation:style-name="pr5" draw:text-style-name="P8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2">“</text:span><text:span text:style-name="T2">SIMPL stands for Serial Interpreted Minimal Programming Language. It is intended as a common, interactive hardware exercising language that will run on almost any low-end, resource limited, microcontroller.”</text:span></text:p>
              </text:list-item>
              <text:list-item>
                <text:p><text:span text:style-name="T2">Versions for Arduino, Nucleo, LaunchPad, Teensy platforms (by March 2016), more since.</text:span></text:p>
              </text:list-item>
              <text:list-item>
                <text:p><text:span text:style-name="T2">SIMPL written in C, to make it portable.</text:span></text:p>
              </text:list-item>
              <text:list-item>
                <text:p><text:span text:style-name="T2">First port Txtzyme to your microcontroller, then extend it to implement elements of SIMPL.</text:span></text:p>
              </text:list-item>
              <text:list-item>
                <text:p text:style-name="P7"><text:span text:style-name="T3"><text:a xlink:href="https://sustburbia.blogspot.com/2016/03/simpl-for-beginners-part-1.html" xlink:type="simple">https://sustburbia.blogspot.com/2016/03/simpl-for-beginners-part-1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LED Flashing Example</text:p>
          </draw:text-box>
        </draw:frame>
        <draw:frame presentation:style-name="pr5" draw:text-style-name="P8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2">SIMPL appears as a series of short ASCII phrases</text:span></text:p>
              </text:list-item>
              <text:list-item>
                <text:p><text:span text:style-name="T2">Make a LED on pin 13 flash 10 times, 100mS on and 1000mS off</text:span></text:p>
              </text:list-item>
              <text:list-item>
                <text:p><text:span text:style-name="T2">13d10{1o100m0o1000m}</text:span></text:p>
                <text:p><text:span text:style-name="T2"/></text:p>
              </text:list-item>
              <text:list-item>
                <text:p><text:span text:style-name="T2">13d - select digital pin 13</text:span></text:p>
              </text:list-item>
              <text:list-item>
                <text:p><text:span text:style-name="T2">10{ - set the loop counter to 10 and begin the loop</text:span></text:p>
              </text:list-item>
              <text:list-item>
                <text:p><text:span text:style-name="T2">1o - output 1 (HIGH) to the selected pin</text:span></text:p>
              </text:list-item>
              <text:list-item>
                <text:p><text:span text:style-name="T2">100m - delay for 100 milliseconds</text:span></text:p>
              </text:list-item>
              <text:list-item>
                <text:p><text:span text:style-name="T2">0o - output 0 (LOW) to the pin</text:span></text:p>
              </text:list-item>
              <text:list-item>
                <text:p><text:span text:style-name="T2">1000m delay for 1000 milliseconds</text:span></text:p>
              </text:list-item>
              <text:list-item>
                <text:p><text:span text:style-name="T2">} - loop back to the beginning until the loop counter =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Defining complex commands</text:p>
          </draw:text-box>
        </draw:frame>
        <draw:frame presentation:style-name="pr5" draw:text-style-name="P8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2">If you want to keep this code snippet, you can allocate it to a User Command, normally an uppercase character A-Z. Perhaps use F for flash:</text:span></text:p>
              </text:list-item>
              <text:list-item>
                <text:p><text:span text:style-name="T2">:F13d10{1o100m0o1000m}</text:span></text:p>
              </text:list-item>
              <text:list-item>
                <text:p><text:span text:style-name="T2">Every time you type F the mcu will flash the LED 10 times. The code behind F can be redefined at any time to change the flash behavior</text:span></text:p>
              </text:list-item>
              <text:list-item>
                <text:p><text:span text:style-name="T2">FFFF will execute the code 4 times - flashing the LED 40 tim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p text:style-name="P5">Mostly single-character commands</text:p>
          </draw:text-box>
        </draw:frame>
        <draw:frame presentation:style-name="pr5" draw:text-style-name="P8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2">“</text:span><text:span text:style-name="T2">SIMPL sets up a minimal serial shell which allows you to control a microcontroller from a few ASCII characters typed from a serial terminal.</text:span></text:p>
              </text:list-item>
              <text:list-item>
                <text:p><text:span text:style-name="T2">Numbers 0-9 are processed as a 16-bit integer and used as numerical input (literals) or as control parameters</text:span></text:p>
              </text:list-item>
              <text:list-item>
                <text:p><text:span text:style-name="T2">Lowercase alpha a-z Usually used to access a predefined routine stored in ROM eg. p is printnumber, u is microsecond delay</text:span></text:p>
              </text:list-item>
              <text:list-item>
                <text:p><text:span text:style-name="T2">Uppercase alpha A-Z Frequently used to define User Commands or parameters, created to meet the requirements of the application</text:span></text:p>
              </text:list-item>
              <text:list-item>
                <text:p><text:span text:style-name="T2">Symbols Used for arithmetic, logic, loop control and program flow purposes.</text:span></text:p>
              </text:list-item>
              <text:list-item>
                <text:p><text:span text:style-name="T2">This convention is suggested as it gives each character a strong mnemonic value and makes the code more readable. However any of the 96 printable ascii characters could be used to initiate any function in code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Implemented with case statement<text:line-break/>or look-up table</text:p>
          </draw:text-box>
        </draw:frame>
        <draw:frame presentation:style-name="pr5" draw:text-style-name="P8" draw:layer="layout" svg:width="25.199cm" svg:height="12.987cm" svg:x="1.4cm" svg:y="5.613cm" presentation:class="outline">
          <draw:text-box>
            <text:list text:style-name="L2">
              <text:list-item>
                <text:p><text:span text:style-name="T2">“</text:span><text:span text:style-name="T2">Each ASCII character acts as an instruction for a command, forcing a jump to a routine that executes the command, before returning to the interpreter to process the next serial character.</text:span></text:p>
              </text:list-item>
              <text:list-item>
                <text:p><text:span text:style-name="T2">The code required to do this is very straightforward and can be implemented as a large switch-case statement or look up table contained within a while loop.</text:span></text:p>
              </text:list-item>
              <text:list-item>
                <text:p><text:span text:style-name="T2">The serial interpreter was first conceived as a means to access and control the Arduino language functions from a serial link, such as digitalWrite, digitalRead, analog, delay, delaymicroseconds, serialPrint etc.</text:span></text:p>
              </text:list-item>
              <text:list-item>
                <text:p><text:span text:style-name="T2">Later arithmetic, logical, looping and program flow operations were added to extend the functionality.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Simple Command Loop Interpreter</text:p>
          </draw:text-box>
        </draw:frame>
        <draw:frame presentation:style-name="pr5" draw:text-style-name="P8" draw:layer="layout" svg:width="25.199cm" svg:height="14.707cm" svg:x="1.4cm" svg:y="5.613cm" presentation:class="outline" presentation:user-transformed="true">
          <draw:text-box>
            <text:list text:style-name="L2">
              <text:list-item>
                <text:p><text:span text:style-name="T2">void textEval(char *buf) {</text:span></text:p>
              </text:list-item>
              <text:list-item>
                <text:p><text:span text:style-name="T2"><text:s text:c="4"/></text:span><text:span text:style-name="T2">while ((ch = *buf++)) <text:s/>{</text:span></text:p>
              </text:list-item>
              <text:list-item>
                <text:p><text:span text:style-name="T2"><text:s text:c="8"/></text:span><text:span text:style-name="T2">switch (ch) {</text:span></text:p>
              </text:list-item>
              <text:list-item>
                <text:p><text:span text:style-name="T2"><text:s text:c="8"/></text:span><text:span text:style-name="T2">case '0': <text:s/>(and other digits)</text:span></text:p>
              </text:list-item>
              <text:list-item>
                <text:p><text:span text:style-name="T2"><text:s text:c="8"/></text:span><text:span text:style-name="T2">case 'a': <text:s/>(and other lowercase)</text:span></text:p>
              </text:list-item>
              <text:list-item>
                <text:p><text:span text:style-name="T2"><text:s text:c="8"/></text:span><text:span text:style-name="T2">case 'A': <text:s/>(and other uppercase)</text:span></text:p>
              </text:list-item>
              <text:list-item>
                <text:p text:style-name="P10"><text:span text:style-name="T2"><text:s text:c="8"/></text:span><text:span text:style-name="T2">case '{': <text:s/>(and other symbols)</text:span></text:p>
              </text:list-item>
              <text:list-item>
                <text:p text:style-name="P10"><text:span text:style-name="T2"><text:s text:c="4"/></text:span><text:span text:style-name="T2">} <text:s/>} <text:s/>}</text:span></text:p>
              </text:list-item>
              <text:list-item>
                <text:p text:style-name="P10"><text:span text:style-name="T4">https://github.com/monsonite/SIMPL/blob/master/SIMPL_MSP430F2553.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p text:style-name="P5">Primitives typically simple,<text:line-break/>but as complicated as you wish</text:p>
          </draw:text-box>
        </draw:frame>
        <draw:frame presentation:style-name="pr8" draw:text-style-name="P12" draw:layer="layout" svg:width="25.199cm" svg:height="14.407cm" svg:x="1.4cm" svg:y="5.913cm" presentation:class="outline" presentation:user-transformed="true">
          <draw:text-box>
            <text:list text:style-name="L3">
              <text:list-item>
                <text:p text:style-name="P11"><text:span text:style-name="T2">case 'd': <text:s text:c="8"/>// HEX Dump <text:s/>- <text:s/>dump x bytes starting at address y</text:span></text:p>
              </text:list-item>
              <text:list-item>
                <text:p text:style-name="P11"><text:span text:style-name="T2"><text:s text:c="6"/></text:span><text:span text:style-name="T2">hex_dump(x,1024);</text:span></text:p>
              </text:list-item>
              <text:list-item>
                <text:p text:style-name="P11"><text:span text:style-name="T2"><text:s text:c="6"/></text:span><text:span text:style-name="T2">print_ok();</text:span></text:p>
              </text:list-item>
              <text:list-item>
                <text:p text:style-name="P11"><text:span text:style-name="T2"><text:s text:c="6"/></text:span><text:span text:style-name="T2">break;</text:span></text:p>
              </text:list-item>
              <text:list-item>
                <text:p text:style-name="P11"><text:span text:style-name="T2">case 'f': <text:s text:c="8"/>// File <text:s/>// fill y bytes starting at address x with test data</text:span></text:p>
              </text:list-item>
              <text:list-item>
                <text:p text:style-name="P11"><text:span text:style-name="T2"><text:s text:c="6"/></text:span><text:span text:style-name="T2">spi_fill(y,x);</text:span></text:p>
              </text:list-item>
              <text:list-item>
                <text:p text:style-name="P11"><text:span text:style-name="T2"><text:s text:c="6"/></text:span><text:span text:style-name="T2">print_ok();</text:span></text:p>
              </text:list-item>
              <text:list-item>
                <text:p text:style-name="P11"><text:span text:style-name="T2"><text:s text:c="6"/></text:span><text:span text:style-name="T2">break;</text:span></text:p>
              </text:list-item>
              <text:list-item>
                <text:p text:style-name="P11"><text:span text:style-name="T2">case '$': <text:s text:c="8"/>// print out a number as either a 2 digit or 4 digit Hexadecimal</text:span></text:p>
              </text:list-item>
              <text:list-item>
                <text:p text:style-name="P11"><text:span text:style-name="T2"><text:s text:c="6"/></text:span><text:span text:style-name="T2">if(x&lt;=255) {hex_print_2(x); break;}</text:span></text:p>
              </text:list-item>
              <text:list-item>
                <text:p text:style-name="P11"><text:span text:style-name="T2"><text:s text:c="6"/></text:span><text:span text:style-name="T2">hex_print_4(x);</text:span></text:p>
              </text:list-item>
              <text:list-item>
                <text:p text:style-name="P11"><text:span text:style-name="T2"><text:s text:c="6"/></text:span><text:span text:style-name="T2">break;</text:span></text:p>
              </text:list-item>
              <text:list-item>
                <text:p text:style-name="P11"><text:span text:style-name="T2">case '+':</text:span></text:p>
              </text:list-item>
              <text:list-item>
                <text:p text:style-name="P11"><text:span text:style-name="T2"><text:s text:c="7"/></text:span><text:span text:style-name="T2">x = x + y;</text:span></text:p>
              </text:list-item>
              <text:list-item>
                <text:p text:style-name="P11"><text:span text:style-name="T2"><text:s text:c="7"/></text:span><text:span text:style-name="T2">y = z;</text:span></text:p>
              </text:list-item>
              <text:list-item>
                <text:p text:style-name="P11"><text:span text:style-name="T2"><text:s text:c="7"/></text:span><text:span text:style-name="T2">z = t;</text:span></text:p>
              </text:list-item>
              <text:list-item>
                <text:p text:style-name="P11"><text:span text:style-name="T2"><text:s text:c="7"/></text:span><text:span text:style-name="T2">break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 presentation:user-transformed="true">
          <draw:text-box>
            <text:p text:style-name="P5">SIMPL from Feb 2015</text:p>
          </draw:text-box>
        </draw:frame>
        <draw:frame presentation:style-name="pr9" draw:text-style-name="P12" draw:layer="layout" svg:width="25.199cm" svg:height="15.494cm" svg:x="1.4cm" svg:y="5.08cm" presentation:class="outline" presentation:user-transformed="true">
          <draw:text-box>
            <text:list text:style-name="L3">
              <text:list-item>
                <text:p text:style-name="P11"><text:span text:style-name="T2">a</text:span></text:p>
              </text:list-item>
              <text:list-item>
                <text:p text:style-name="P11"><text:span text:style-name="T2">b</text:span></text:p>
              </text:list-item>
              <text:list-item>
                <text:p text:style-name="P11"><text:span text:style-name="T2">c</text:span></text:p>
              </text:list-item>
              <text:list-item>
                <text:p text:style-name="P11"><text:span text:style-name="T2">d Define a digital port pin</text:span></text:p>
              </text:list-item>
              <text:list-item>
                <text:p text:style-name="P11"><text:span text:style-name="T2">e</text:span></text:p>
              </text:list-item>
              <text:list-item>
                <text:p text:style-name="P11"><text:span text:style-name="T2">f for-next structure</text:span></text:p>
              </text:list-item>
              <text:list-item>
                <text:p text:style-name="P11"><text:span text:style-name="T2">g</text:span></text:p>
              </text:list-item>
              <text:list-item>
                <text:p text:style-name="P11"><text:span text:style-name="T2">h Set an output pin High</text:span></text:p>
              </text:list-item>
              <text:list-item>
                <text:p text:style-name="P11"><text:span text:style-name="T2">i Read an input pin</text:span></text:p>
              </text:list-item>
              <text:list-item>
                <text:p text:style-name="P11"><text:span text:style-name="T2">j</text:span></text:p>
              </text:list-item>
              <text:list-item>
                <text:p text:style-name="P11"><text:span text:style-name="T2">k The loop counter operand</text:span></text:p>
              </text:list-item>
              <text:list-item>
                <text:p text:style-name="P11"><text:span text:style-name="T2">l Set an output pin Low</text:span></text:p>
              </text:list-item>
              <text:list-item>
                <text:p text:style-name="P11"><text:span text:style-name="T2">m A blocking delay in milliseconds</text:span></text:p>
              </text:list-item>
              <text:list-item>
                <text:p text:style-name="P11"><text:span text:style-name="T2">n</text:span></text:p>
              </text:list-item>
              <text:list-item>
                <text:p text:style-name="P11"><text:span text:style-name="T2">o Write to an output pin</text:span></text:p>
              </text:list-item>
              <text:list-item>
                <text:p text:style-name="P11"><text:span text:style-name="T2">p print x to the serial device as an integer number</text:span></text:p>
              </text:list-item>
              <text:list-item>
                <text:p text:style-name="P11"><text:span text:style-name="T2">q</text:span></text:p>
              </text:list-item>
              <text:list-item>
                <text:p text:style-name="P11"><text:span text:style-name="T2">r</text:span></text:p>
              </text:list-item>
              <text:list-item>
                <text:p text:style-name="P11"><text:span text:style-name="T2">s Get an ADC sample</text:span></text:p>
              </text:list-item>
              <text:list-item>
                <text:p text:style-name="P11"><text:span text:style-name="T2">t print the current microsecond count (for timing functions)</text:span></text:p>
              </text:list-item>
              <text:list-item>
                <text:p text:style-name="P11"><text:span text:style-name="T2">u A blocking delay in microseconds</text:span></text:p>
              </text:list-item>
              <text:list-item>
                <text:p text:style-name="P11"><text:span text:style-name="T2">v</text:span></text:p>
              </text:list-item>
              <text:list-item>
                <text:p text:style-name="P11"><text:span text:style-name="T2">w While structure</text:span></text:p>
              </text:list-item>
              <text:list-item>
                <text:p text:style-name="P11"><text:span text:style-name="T2">x The primary data (Accumulator) operand</text:span></text:p>
              </text:list-item>
              <text:list-item>
                <text:p text:style-name="P11"><text:span text:style-name="T2">y The secondary (Address) operand </text:span></text:p>
              </text:list-item>
              <text:list-item>
                <text:p text:style-name="P11"><text:span text:style-name="T2">z Sleep - a non-blocking pause for x seconds while still monitoring UART and I/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SIMPL from Feb 2015</text:p>
          </draw:text-box>
        </draw:frame>
        <draw:frame presentation:style-name="pr10" draw:text-style-name="P12" draw:layer="layout" svg:width="25.199cm" svg:height="14.707cm" svg:x="1.4cm" svg:y="5.613cm" presentation:class="outline" presentation:user-transformed="true">
          <draw:text-box>
            <text:list text:style-name="L3">
              <text:list-item>
                <text:p text:style-name="P11"><text:span text:style-name="T2">Math Group</text:span></text:p>
              </text:list-item>
              <text:list-item>
                <text:p text:style-name="P11"><text:span text:style-name="T2">+ <text:s text:c="5"/>Add x and y and put the result in x <text:s text:c="13"/></text:span></text:p>
              </text:list-item>
              <text:list-item>
                <text:p text:style-name="P11"><text:span text:style-name="T2">- <text:s text:c="5"/>Subtract <text:s/>x from y and put the result in x</text:span></text:p>
              </text:list-item>
              <text:list-item>
                <text:p text:style-name="P11"><text:span text:style-name="T2">* <text:s text:c="5"/>Multiply x and y and put the result in 32 bit pair [y:x]</text:span></text:p>
              </text:list-item>
              <text:list-item>
                <text:p text:style-name="P11"><text:span text:style-name="T2">/ <text:s text:c="5"/>Divide y by x and put the result in x, and remainder in y</text:span></text:p>
              </text:list-item>
              <text:list-item>
                <text:p text:style-name="P11"><text:span text:style-name="T2">% <text:s text:c="5"/>Calculate y modulo x and put the result in x</text:span></text:p>
              </text:list-item>
              <text:list-item>
                <text:p text:style-name="P11"><text:span text:style-name="T2">space <text:s/>Move the number just entered to y (allows for 2nd variable)</text:span></text:p>
              </text:list-item>
              <text:list-item>
                <text:p text:style-name="P11"><text:span text:style-name="T2">Comparison Group</text:span></text:p>
              </text:list-item>
              <text:list-item>
                <text:p text:style-name="P11"><text:span text:style-name="T2">&gt; <text:s text:c="5"/>If y greater than x, put result in x (equiv to x = y-x)</text:span></text:p>
              </text:list-item>
              <text:list-item>
                <text:p text:style-name="P11"><text:span text:style-name="T2">&lt; <text:s text:c="5"/>If y less than x, put result in x (equiv to x = y-x)</text:span></text:p>
              </text:list-item>
              <text:list-item>
                <text:p text:style-name="P11"><text:span text:style-name="T2">= <text:s text:c="5"/>If y equal to x, put result in x (equiv to x = y-x)</text:span></text:p>
              </text:list-item>
              <text:list-item>
                <text:p text:style-name="P11"><text:span text:style-name="T2">Logical Group</text:span></text:p>
              </text:list-item>
              <text:list-item>
                <text:p text:style-name="P11"><text:span text:style-name="T2">&amp; <text:s text:c="5"/>Bitwise AND of y and x</text:span></text:p>
              </text:list-item>
              <text:list-item>
                <text:p text:style-name="P11"><text:span text:style-name="T2">| <text:s text:c="5"/>Bitwise OR of y and x</text:span></text:p>
              </text:list-item>
              <text:list-item>
                <text:p text:style-name="P11"><text:span text:style-name="T2">^ <text:s text:c="5"/>Bitwise XOR of y and x</text:span></text:p>
              </text:list-item>
              <text:list-item>
                <text:p text:style-name="P11"><text:span text:style-name="T2">~ <text:s text:c="5"/>Bitwise Complement of x</text:span></text:p>
              </text:list-item>
              <text:list-item>
                <text:p text:style-name="P11"><text:span text:style-name="T2">Memory Group</text:span></text:p>
              </text:list-item>
              <text:list-item>
                <text:p text:style-name="P11"><text:span text:style-name="T2">@ <text:s text:c="5"/>Fetch the data into x <text:s/>from the memory address defined by y <text:s text:c="2"/>(PEEK)</text:span></text:p>
              </text:list-item>
              <text:list-item>
                <text:p text:style-name="P11"><text:span text:style-name="T2">! <text:s text:c="5"/>Store the data in x <text:s/>to the memory address defined by y (POKE)</text:span></text:p>
              </text:list-item>
              <text:list-item>
                <text:p text:style-name="P11"><text:span text:style-name="T2">Definition Group</text:span></text:p>
              </text:list-item>
              <text:list-item>
                <text:p text:style-name="P11"><text:span text:style-name="T2">: <text:s text:c="5"/>Start a colon definition</text:span></text:p>
              </text:list-item>
              <text:list-item>
                <text:p text:style-name="P11"><text:span text:style-name="T2">; <text:s text:c="5"/>End a colon defini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SIMPL from Feb 2015</text:p>
          </draw:text-box>
        </draw:frame>
        <draw:frame presentation:style-name="pr11" draw:text-style-name="P12" draw:layer="layout" svg:width="25.199cm" svg:height="14.707cm" svg:x="1.4cm" svg:y="5.613cm" presentation:class="outline" presentation:user-transformed="true">
          <draw:text-box>
            <text:list text:style-name="L3">
              <text:list-item>
                <text:p text:style-name="P11"><text:span text:style-name="T2">Block Group</text:span></text:p>
              </text:list-item>
              <text:list-item>
                <text:p text:style-name="P11"><text:span text:style-name="T2">{.......} <text:s text:c="3"/>Loop the code contained within the braces whilst loop variable k is +ve</text:span></text:p>
              </text:list-item>
              <text:list-item>
                <text:p text:style-name="P11"><text:span text:style-name="T2">(.......) <text:s text:c="3"/>Conditionally execute (or skip) the code contained within the round brackets</text:span></text:p>
              </text:list-item>
              <text:list-item>
                <text:p text:style-name="P11"><text:span text:style-name="T2">[,,,,,,,] <text:s text:c="3"/>Create an array of comma separated elements within memory (enumerate and store)</text:span></text:p>
              </text:list-item>
              <text:list-item>
                <text:p text:style-name="P11"><text:span text:style-name="T2">_Print String_ <text:s text:c="2"/>Print the string contained within the underscores</text:span></text:p>
              </text:list-item>
              <text:list-item>
                <text:p text:style-name="P11"><text:span text:style-name="T2">"Store String" <text:s text:c="2"/>Store the string between the quotes in memory</text:span></text:p>
              </text:list-item>
              <text:list-item>
                <text:p text:style-name="P11"><text:span text:style-name="T2">.A. <text:s text:c="9"/>Print the characters assigned to A (list the word A)</text:span></text:p>
              </text:list-item>
              <text:list-item>
                <text:p text:style-name="P11"><text:span text:style-name="T2">'A' <text:s text:c="9"/>Retrieve the string from memory stored at address A</text:span></text:p>
              </text:list-item>
              <text:list-item>
                <text:p text:style-name="P11"><text:span text:style-name="T2">Control and Miscellaneous</text:span></text:p>
              </text:list-item>
              <text:list-item>
                <text:p text:style-name="P11"><text:span text:style-name="T2">? <text:s text:c="5"/>Print out the contents of the program stored in user RAM <text:s text:c="2"/>(LIST)</text:span></text:p>
              </text:list-item>
              <text:list-item>
                <text:p text:style-name="P11"><text:span text:style-name="T2">, <text:s text:c="5"/>A separator between elements stored within memory - store and increment</text:span></text:p>
              </text:list-item>
              <text:list-item>
                <text:p text:style-name="P11"><text:span text:style-name="T2">\ <text:s text:c="5"/>Escape from interpreter - stop all commands</text:span></text:p>
              </text:list-item>
              <text:list-item>
                <text:p text:style-name="P11"><text:span text:style-name="T2">£ <text:s text:c="5"/>Restart interpreter</text:span></text:p>
              </text:list-item>
              <text:list-item>
                <text:p text:style-name="P11"><text:span text:style-name="T2">$ <text:s text:c="5"/>Load x with the ASCII value of next character - do not interpret/execute</text:span></text:p>
              </text:list-item>
              <text:list-item>
                <text:p text:style-name="P11"><text:span text:style-name="T2"># <text:s text:c="5"/>Send a number as a bit pattern to a device, such as port register or shift register</text:span></text:p>
              </text:list-item>
              <text:list-item>
                <text:p text:style-name="P11"><text:span text:style-name="T2"/></text:p>
              </text:list-item>
              <text:list-item>
                <text:p text:style-name="P11"><text:span text:style-name="T2">https://sustburbia.blogspot.com/2015/02/simpl-quick-start-guide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Drawing Inspiration from FORTH</text:p>
          </draw:text-box>
        </draw:frame>
        <draw:frame presentation:style-name="pr5" draw:text-style-name="P8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2">SIMPL is like Forth – but simplified!</text:span></text:p>
              </text:list-item>
              <text:list-item>
                <text:p><text:span text:style-name="T2">SIMPL as a universal “Shorthand” allowing us to write code at a fairly low level for a wide variety of microcontrollers – at least for simple applications. <text:s/>I think of it as a debugging toolbox, or Smart Bootloader, that once installed on a microcontroller, grants you the ability to load code into memory, <text:s/>communicate with the mcu at a fairly basic level, execute code and examine the contents of memory or print out results. It also gives the means to exercise the mcu peripherals – such as GPIO, ADC, UART, SPI etc.</text:span></text:p>
              </text:list-item>
              <text:list-item>
                <text:p><text:span text:style-name="T2">SIMPL is essentially a shorthand or shortform of Forth. The two should be designed in such a way that they are interchangeable. SIMPL is just a subset of Forth – simplified!</text:span></text:p>
              </text:list-item>
              <text:list-item>
                <text:p><text:span text:style-name="T5"><text:a xlink:href="https://nanode0000.wordpress.com/2017/01/20/simpl-a-small-forth-like-language/" xlink:type="simple">https://nanode0000.wordpress.com/2017/01/20/simpl-a-small-forth-like-language/</text:a></text:span></text:p>
              </text:list-item>
              <text:list-item>
                <text:p><text:span text:style-name="T5">https://nanode0000.wordpress.com/2017/01/21/more-thoughts-simpl-and-eforth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Simulator for EDSAC</text:p>
          </draw:text-box>
        </draw:frame>
        <draw:frame presentation:style-name="pr5" draw:text-style-name="P8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<text:span text:style-name="T2">In September 2017 in Hebden Bridge, the Wuthering Bytes Digital Festival hosted the EDSAC Challenge, in which they attempted to recreate the 1949 Cambridge EDSAC computer as a softcore processor using an FPGA programmed using the IceStorm open source tool chain.</text:span></text:p>
              </text:list-item>
              <text:list-item>
                <text:p><text:span text:style-name="T2">Ken Boak’s contribution to the EDSAC Challenge was to port his SIMPL language toolkit to the 1024 words of EDSAC memory, to see whether it can run on such a minimal architecture, and provide an interactive computing environment.</text:span></text:p>
              </text:list-item>
              <text:list-item>
                <text:p><text:span text:style-name="T6">https://nanode0000.wordpress.com/2017/04/23/an-edsac-simulator-using-simpl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SIMPL experiments as cross-compiler for J1 FORTH CPU</text:p>
          </draw:text-box>
        </draw:frame>
        <draw:frame presentation:style-name="pr12" draw:text-style-name="P12" draw:layer="layout" svg:width="25.199cm" svg:height="12.987cm" svg:x="1.4cm" svg:y="5.613cm" presentation:class="outline" presentation:user-transformed="true">
          <draw:text-box>
            <text:list text:style-name="L3">
              <text:list-item>
                <text:p text:style-name="P11"><text:span text:style-name="T7">SIMPL <text:s/>Operation <text:s text:c="2"/>J1 hex code</text:span></text:p>
              </text:list-item>
              <text:list-item>
                <text:p text:style-name="P11"><text:span text:style-name="T7">” <text:s text:c="6"/></text:span><text:span text:style-name="T7">DUP <text:s text:c="8"/>6081</text:span></text:p>
              </text:list-item>
              <text:list-item>
                <text:p text:style-name="P11"><text:span text:style-name="T7">‘ <text:s text:c="6"/></text:span><text:span text:style-name="T7">DROP <text:s text:c="7"/>6183</text:span></text:p>
              </text:list-item>
              <text:list-item>
                <text:p text:style-name="P11"><text:span text:style-name="T7">$ <text:s text:c="6"/>SWAP <text:s text:c="7"/>6180</text:span></text:p>
              </text:list-item>
              <text:list-item>
                <text:p text:style-name="P11"><text:span text:style-name="T7">% <text:s text:c="6"/>OVER <text:s text:c="7"/>6181</text:span></text:p>
              </text:list-item>
              <text:list-item>
                <text:p text:style-name="P11"><text:span text:style-name="T7">+ <text:s text:c="6"/>ADD <text:s text:c="8"/>6203</text:span></text:p>
              </text:list-item>
              <text:list-item>
                <text:p text:style-name="P11"><text:span text:style-name="T7">&amp; <text:s text:c="6"/>AND <text:s text:c="8"/>6303</text:span></text:p>
              </text:list-item>
              <text:list-item>
                <text:p text:style-name="P11"><text:span text:style-name="T7">| <text:s text:c="6"/>OR <text:s text:c="9"/>6403</text:span></text:p>
              </text:list-item>
              <text:list-item>
                <text:p text:style-name="P11"><text:span text:style-name="T7">^ <text:s text:c="6"/>XOR <text:s text:c="8"/>6503</text:span></text:p>
              </text:list-item>
              <text:list-item>
                <text:p text:style-name="P11"><text:span text:style-name="T7">~ <text:s text:c="6"/>INV <text:s text:c="8"/>6600</text:span></text:p>
              </text:list-item>
              <text:list-item>
                <text:p text:style-name="P11"><text:span text:style-name="T7">@ <text:s text:c="6"/>FETCH <text:s text:c="6"/>6C00</text:span></text:p>
              </text:list-item>
              <text:list-item>
                <text:p text:style-name="P11"><text:span text:style-name="T7">! <text:s text:c="6"/>STORE <text:s text:c="6"/>6123</text:span></text:p>
              </text:list-item>
              <text:list-item>
                <text:p text:style-name="P11"><text:span text:style-name="T5">The cross compiler produces a line of output in response to a single ascii character typed – ^ for XOR</text:span></text:p>
              </text:list-item>
              <text:list-item>
                <text:p text:style-name="P11"><text:span text:style-name="T8">XOR 6503 PC=9 TOP=FFFF DS0=0 DS1=0 DS2=0 DS3=0 RTN=0 MEM20=0 MEM21=6F00 MEM22=0</text:span></text:p>
              </text:list-item>
              <text:list-item>
                <text:p text:style-name="P11"><text:span text:style-name="T2">https://nanode0000.wordpress.com/2017/04/08/exploring-the-j1-instruction-set-and-architecture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1.135cm" presentation:class="title">
          <draw:text-box>
            <text:p text:style-name="P5">Applications of SIMPL</text:p>
          </draw:text-box>
        </draw:frame>
        <draw:frame presentation:style-name="pr5" draw:text-style-name="P8" draw:layer="layout" svg:width="25.199cm" svg:height="14.453cm" svg:x="1.4cm" svg:y="5.613cm" presentation:class="outline" presentation:user-transformed="true">
          <draw:text-box>
            <text:list text:style-name="L2">
              <text:list-item>
                <text:p><text:span text:style-name="T2">Ken Boak already demonstrated:</text:span></text:p>
                <text:list>
                  <text:list-item>
                    <text:p><text:span text:style-name="T2">Simple language for microcontrollers</text:span></text:p>
                  </text:list-item>
                  <text:list-item>
                    <text:p><text:span text:style-name="T2">FORTH-like capabilities, very portable</text:span></text:p>
                  </text:list-item>
                  <text:list-item>
                    <text:p><text:span text:style-name="T2">Toolkit for debugging and manipulating microcontroller </text:span></text:p>
                  </text:list-item>
                  <text:list-item>
                    <text:p><text:span text:style-name="T2">Simulate CPUs <text:s/>(EDSAC, J1)</text:span></text:p>
                  </text:list-item>
                </text:list>
              </text:list-item>
              <text:list-item>
                <text:p><text:span text:style-name="T2">Other ideas:</text:span></text:p>
                <text:list>
                  <text:list-item>
                    <text:p><text:span text:style-name="T2">Command language for controlling IoT devices</text:span></text:p>
                  </text:list-item>
                  <text:list-item>
                    <text:p><text:span text:style-name="T2">Interpreter for commands sent via network packets to remote devices</text:span></text:p>
                  </text:list-item>
                  <text:list-item>
                    <text:p><text:span text:style-name="T2">Compact payload for malware or back do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draw:frame presentation:style-name="pr13" draw:text-style-name="P1" draw:layer="layout" svg:width="25.199cm" svg:height="2.906cm" svg:x="1.4cm" svg:y="2.694cm" presentation:class="title">
          <draw:text-box>
            <text:p>References</text:p>
          </draw:text-box>
        </draw:frame>
        <draw:frame presentation:style-name="pr14" draw:text-style-name="P1" draw:layer="layout" svg:width="25.199cm" svg:height="12.2cm" svg:x="1.4cm" svg:y="6.2cm" presentation:class="outline" presentation:user-transformed="true">
          <draw:text-box>
            <text:list text:style-name="L4">
              <text:list-item>
                <text:p><text:span text:style-name="T9">Txtzyme on Federated Wiki </text:span><text:span text:style-name="T9"><text:a xlink:href="http://txtzyme.com/view/welcome-visitors" xlink:type="simple">http://txtzyme.com/view/welcome-visitors</text:a></text:span><text:span text:style-name="T9"><text:s/></text:span></text:p>
              </text:list-item>
            </text:list>
            <text:list text:style-name="L2">
              <text:list-item>
                <text:p text:style-name="P13"><text:span text:style-name="T9">Txtzyme on Github</text:span><text:span text:style-name="T9"><text:a xlink:href="https://github.com/WardCunningham/Txtzyme" xlink:type="simple">https://github.com/WardCunningham/Txtzyme</text:a></text:span></text:p>
              </text:list-item>
              <text:list-item>
                <text:p><text:span text:style-name="T9">Sustainable Suburbia </text:span><text:span text:style-name="T9"><text:a xlink:href="https://sustburbia.blogspot.com/" xlink:type="simple">https://sustburbia.blogspot.com/</text:a></text:span></text:p>
              </text:list-item>
              <text:list-item>
                <text:p><text:span text:style-name="T9">Thoughts from the Towpath</text:span><text:span text:style-name="T9"><text:a xlink:href="https://nanode0000.wordpress.com/" xlink:type="simple">https://nanode0000.wordpress.com/</text:a></text:span></text:p>
              </text:list-item>
              <text:list-item>
                <text:p><text:span text:style-name="T9">Ken Boak (monsonite) on GitHub </text:span><text:span text:style-name="T9"><text:a xlink:href="https://github.com/monsonite" xlink:type="simple">https://github.com/monsonite</text:a></text:span><text:span text:style-name="T9"><text:s/></text:span><text:span text:style-name="T9"><text:a xlink:href="https://github.com/monsonite/SIMPL" xlink:type="simple">https://github.com/monsonite/SIMP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draw:frame presentation:style-name="pr4" draw:text-style-name="P1" draw:layer="layout" svg:width="25.199cm" svg:height="3.507cm" svg:x="1.4cm" svg:y="1.135cm" presentation:class="title">
          <draw:text-box>
            <text:p text:style-name="P5">Questions and Discussion</text:p>
          </draw:text-box>
        </draw:frame>
        <draw:frame presentation:style-name="pr5" draw:text-style-name="P1" draw:layer="layout" svg:width="25.199cm" svg:height="12.987cm" svg:x="1.4cm" svg:y="5.61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draw:frame presentation:style-name="pr13" draw:text-style-name="P1" draw:layer="layout" svg:width="25.199cm" svg:height="2.906cm" svg:x="1.4cm" svg:y="2.694cm" presentation:class="title" presentation:user-transformed="true">
          <draw:text-box>
            <text:p>Starting Points</text:p>
          </draw:text-box>
        </draw:frame>
        <draw:frame presentation:style-name="pr14" draw:text-style-name="P1" draw:layer="layout" svg:width="25.199cm" svg:height="12.2cm" svg:x="1.4cm" svg:y="6.2cm" presentation:class="outline">
          <draw:text-box>
            <text:list text:style-name="L2">
              <text:list-item>
                <text:p>Key starting points</text:p>
              </text:list-item>
            </text:list>
            <text:list text:style-name="L5">
              <text:list-item>
                <text:p text:style-name="P11"><text:span text:style-name="T4">https://sustburbia.blogspot.com/2016/03/simpl-for-beginners-part-1.html</text:span></text:p>
              </text:list-item>
              <text:list-item>
                <text:p text:style-name="P11"><text:span text:style-name="T4">https://sustburbia.blogspot.com/2013/05/txtzyme-minimal-interpreter-and.html</text:span></text:p>
              </text:list-item>
              <text:list-item>
                <text:p text:style-name="P11"><text:span text:style-name="T4">https://sustburbia.blogspot.com/2013/05/more-thoughts-on-txtzyme-and-musical.html</text:span></text:p>
              </text:list-item>
              <text:list-item>
                <text:p text:style-name="P11"><text:span text:style-name="T4">https://sustburbia.blogspot.com/2013/05/simpl-simple-programming-language-based.html</text:span></text:p>
              </text:list-item>
            </text:list>
            <text:list text:style-name="L2">
              <text:list-item>
                <text:p>Searches for other relevant posts</text:p>
              </text:list-item>
            </text:list>
            <text:list text:style-name="L3">
              <text:list-item>
                <text:p text:style-name="P11"><text:span text:style-name="T4">Search: https://duckduckgo.com/?q=ward+cunningham+txtzyme&amp;ia=web</text:span></text:p>
              </text:list-item>
              <text:list-item>
                <text:p text:style-name="P11"><text:span text:style-name="T4">Search: https://duckduckgo.com/?q=SIMPL+site%3Asustburbia.blogspot.com&amp;ia=web</text:span></text:p>
              </text:list-item>
              <text:list-item>
                <text:p text:style-name="P11"><text:span text:style-name="T4">Search: https://duckduckgo.com/?q=SIMPL+site%3Ananode0000.wordpress.com&amp;ia=we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draw:frame presentation:style-name="pr13" draw:text-style-name="P1" draw:layer="layout" svg:width="25.199cm" svg:height="2.906cm" svg:x="1.4cm" svg:y="2.694cm" presentation:class="title">
          <draw:text-box>
            <text:p>Posts on Sustainable Suburbia</text:p>
          </draw:text-box>
        </draw:frame>
        <draw:frame presentation:style-name="pr17" draw:text-style-name="P15" draw:layer="layout" svg:width="25.199cm" svg:height="15.24cm" svg:x="1.4cm" svg:y="5.08cm" presentation:class="outline" presentation:user-transformed="true">
          <draw:text-box>
            <text:list text:style-name="L3">
              <text:list-item>
                <text:p text:style-name="P14"><text:span text:style-name="T10">Search: https://duckduckgo.com/?q=SIMPL+site%3Asustburbia.blogspot.com&amp;ia=web</text:span></text:p>
              </text:list-item>
              <text:list-item>
                <text:p text:style-name="P14"><text:span text:style-name="T10">https://sustburbia.blogspot.com/2013/05/a-led-chaser-display-using-simpl.html</text:span></text:p>
              </text:list-item>
              <text:list-item>
                <text:p text:style-name="P14"><text:span text:style-name="T10">https://sustburbia.blogspot.com/2013/06/extending-simpl-and-flashing-few-leds.html</text:span></text:p>
              </text:list-item>
              <text:list-item>
                <text:p text:style-name="P14"><text:span text:style-name="T10">https://sustburbia.blogspot.com/2013/06/extensions-to-simpl.html</text:span></text:p>
              </text:list-item>
              <text:list-item>
                <text:p text:style-name="P14"><text:span text:style-name="T10">https://sustburbia.blogspot.com/2013/12/simpl-on-stm32f4xx-discovery-board.html</text:span></text:p>
              </text:list-item>
              <text:list-item>
                <text:p text:style-name="P14"><text:span text:style-name="T10">https://sustburbia.blogspot.com/2013/12/the-elements-of-language.html</text:span></text:p>
              </text:list-item>
              <text:list-item>
                <text:p text:style-name="P14"><text:span text:style-name="T10">https://sustburbia.blogspot.com/2014/05/a-little-more-shifty.html</text:span></text:p>
              </text:list-item>
              <text:list-item>
                <text:p text:style-name="P14"><text:span text:style-name="T10">https://sustburbia.blogspot.com/2014/05/simpl-revisited.html</text:span></text:p>
              </text:list-item>
              <text:list-item>
                <text:p text:style-name="P14"><text:span text:style-name="T10">https://sustburbia.blogspot.com/2015/02/simpl-quick-start-guide.html</text:span></text:p>
              </text:list-item>
              <text:list-item>
                <text:p text:style-name="P14"><text:span text:style-name="T10">https://sustburbia.blogspot.com/2015/09/building-from-ground-up.html</text:span></text:p>
              </text:list-item>
              <text:list-item>
                <text:p text:style-name="P14"><text:span text:style-name="T10">https://sustburbia.blogspot.com/2015/09/extending-simpl.html</text:span></text:p>
              </text:list-item>
              <text:list-item>
                <text:p text:style-name="P14"><text:span text:style-name="T10">https://sustburbia.blogspot.com/2015/09/a-closer-look-at-simpl-interpreter.html</text:span></text:p>
              </text:list-item>
              <text:list-item>
                <text:p text:style-name="P14"><text:span text:style-name="T10">https://sustburbia.blogspot.com/2015/09/how-simpl-can-you-get.html</text:span></text:p>
              </text:list-item>
              <text:list-item>
                <text:p text:style-name="P14"><text:span text:style-name="T10">https://sustburbia.blogspot.com/2015/10/simpl-revisited-again-but-this-time-its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draw:frame presentation:style-name="pr13" draw:text-style-name="P1" draw:layer="layout" svg:width="25.199cm" svg:height="2.906cm" svg:x="1.4cm" svg:y="2.694cm" presentation:class="title">
          <draw:text-box>
            <text:p>Posts on Sustainable Suburbia</text:p>
          </draw:text-box>
        </draw:frame>
        <draw:frame presentation:style-name="pr18" draw:text-style-name="P15" draw:layer="layout" svg:width="25.199cm" svg:height="10.668cm" svg:x="1.471cm" svg:y="5.842cm" presentation:class="outline" presentation:user-transformed="true">
          <draw:text-box>
            <text:list text:style-name="L3">
              <text:list-item>
                <text:p text:style-name="P14"><text:span text:style-name="T10">https://sustburbia.blogspot.com/2016/01/a-review-of-tiny-languages-part-1.html</text:span></text:p>
              </text:list-item>
              <text:list-item>
                <text:p text:style-name="P14"><text:span text:style-name="T10">https://sustburbia.blogspot.com/2016/01/a-review-of-tiny-languages-part-2.html</text:span></text:p>
              </text:list-item>
              <text:list-item>
                <text:p text:style-name="P14"><text:span text:style-name="T10">https://sustburbia.blogspot.com/2016/02/a-review-of-tiny-languages-part-3.html</text:span></text:p>
              </text:list-item>
              <text:list-item>
                <text:p text:style-name="P14"><text:span text:style-name="T10"/></text:p>
              </text:list-item>
              <text:list-item>
                <text:p text:style-name="P14"><text:span text:style-name="T10">https://sustburbia.blogspot.com/2016/03/simpl-for-beginners-part-1.html</text:span></text:p>
              </text:list-item>
              <text:list-item>
                <text:p text:style-name="P14"><text:span text:style-name="T10">https://sustburbia.blogspot.com/2016/03/simpl-meet-simplex-part-1-putting-it.html</text:span></text:p>
              </text:list-item>
              <text:list-item>
                <text:p text:style-name="P14"><text:span text:style-name="T10">https://sustburbia.blogspot.com/2016/03/simplex-part-2-running-simpl-code-out.html</text:span></text:p>
              </text:list-item>
              <text:list-item>
                <text:p text:style-name="P14"><text:span text:style-name="T10">https://sustburbia.blogspot.com/2016/03/porting-simpl-to-msp430fr4133-launchpad.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draw:frame presentation:style-name="pr13" draw:text-style-name="P1" draw:layer="layout" svg:width="25.199cm" svg:height="2.906cm" svg:x="1.4cm" svg:y="2.694cm" presentation:class="title" presentation:user-transformed="true">
          <draw:text-box>
            <text:p>Posts on nanode0000</text:p>
          </draw:text-box>
        </draw:frame>
        <draw:frame presentation:style-name="pr19" draw:text-style-name="P12" draw:layer="layout" svg:width="25.199cm" svg:height="12.2cm" svg:x="1.4cm" svg:y="6.2cm" presentation:class="outline">
          <draw:text-box>
            <text:list text:style-name="L3">
              <text:list-item>
                <text:p text:style-name="P11"><text:span text:style-name="T2">Search: https://duckduckgo.com/?q=SIMPL+site%3Ananode0000.wordpress.com&amp;ia=web</text:span></text:p>
              </text:list-item>
              <text:list-item>
                <text:p text:style-name="P11"><text:span text:style-name="T2">https://nanode0000.wordpress.com/2017/01/18/simpl-now-ported-to-msp430-assembly-language/</text:span></text:p>
              </text:list-item>
              <text:list-item>
                <text:p text:style-name="P11"><text:span text:style-name="T2">https://nanode0000.wordpress.com/2017/01/20/simpl-a-small-forth-like-language/</text:span></text:p>
              </text:list-item>
              <text:list-item>
                <text:p text:style-name="P11"><text:span text:style-name="T2">https://nanode0000.wordpress.com/2017/01/21/more-thoughts-simpl-and-eforth/</text:span></text:p>
              </text:list-item>
              <text:list-item>
                <text:p text:style-name="P11"><text:span text:style-name="T2">https://nanode0000.wordpress.com/2017/01/22/making-progress-with-simpl/</text:span></text:p>
              </text:list-item>
              <text:list-item>
                <text:p text:style-name="P11"><text:span text:style-name="T2">https://nanode0000.wordpress.com/2017/04/08/exploring-the-j1-instruction-set-and-architecture/</text:span></text:p>
              </text:list-item>
              <text:list-item>
                <text:p text:style-name="P11"><text:span text:style-name="T2">https://nanode0000.wordpress.com/2017/04/23/an-edsac-simulator-using-simpl/</text:span></text:p>
              </text:list-item>
              <text:list-item>
                <text:p text:style-name="P11"><text:span text:style-name="T2">https://nanode0000.wordpress.com/2017/04/23/using-simpl-as-a-tool-to-bootstrap-unusual-processors/</text:span></text:p>
              </text:list-item>
              <text:list-item>
                <text:p text:style-name="P11"><text:span text:style-name="T2">https://nanode0000.wordpress.com/2017/05/19/more-about-simpl/</text:span></text:p>
              </text:list-item>
              <text:list-item>
                <text:p text:style-name="P11"><text:span text:style-name="T2">https://nanode0000.wordpress.com/2017/05/22/looping-in-simpl/</text:span></text:p>
              </text:list-item>
              <text:list-item>
                <text:p text:style-name="P11"><text:span text:style-name="T2">https://nanode0000.wordpress.com/2017/06/09/simpl-gets-simpler/</text:span></text:p>
              </text:list-item>
              <text:list-item>
                <text:p text:style-name="P11"><text:span text:style-name="T2">https://nanode0000.wordpress.com/2017/08/04/simpl-on-edsac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22:23:57.560296835</meta:creation-date>
    <meta:editing-duration>PT41M13S</meta:editing-duration>
    <meta:editing-cycles>6</meta:editing-cycles>
    <meta:generator>LibreOffice/6.4.7.2$Linux_X86_64 LibreOffice_project/40$Build-2</meta:generator>
    <dc:title>Lights</dc:title>
    <dc:date>2021-12-09T02:52:29.276949345</dc:date>
    <meta:document-statistic meta:object-count="140"/>
  </office:meta>
</office:document-meta>
</file>